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paragraph-rsid="001734d7"/>
    </style:style>
    <style:style style:name="P2" style:family="paragraph" style:parent-style-name="Standard">
      <style:text-properties officeooo:rsid="001734d7" officeooo:paragraph-rsid="001734d7"/>
    </style:style>
    <style:style style:name="P3" style:family="paragraph" style:parent-style-name="Standard">
      <style:text-properties officeooo:rsid="0019ff25" officeooo:paragraph-rsid="0019ff25"/>
    </style:style>
    <style:style style:name="T1" style:family="text">
      <style:text-properties officeooo:rsid="0018d3a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ichard Decal</text:p>
      <text:p text:style-name="P2">Homelessness Data SQLite Homework</text:p>
      <text:p text:style-name="P2">September 2017</text:p>
      <text:p text:style-name="P1"/>
      <text:p text:style-name="P1">1b. The way the information was split into two files made it possible for every row to have a consistent number of columns, and that entries on different rows are the same type of data. This makes it very convenient to select types of data. However, I think it might have made more sense to put all the crime information (charge type, charge, court, case number) into its own file rather than splitting it between the two files. <text:span text:style-name="T1">This would have made it so that you wouldn’t have to select information from two tables to get one type of information.</text:span></text:p>
      <text:p text:style-name="P1"/>
      <text:p text:style-name="P3">2</text:p>
      <text:p text:style-name="P3">choose 5. Write SQL statements Show top 10 rows. Precise interpretation if needed. Write para if answered question fully, and what addl data might help answer fully.</text:p>
      <text:p text:style-name="P3"/>
      <text:p text:style-name="P3">a. How many arrests are there for each race and ethnicity?</text:p>
      <text:p text:style-name="P3">b. How do we know if someone is homeless?</text:p>
      <text:p text:style-name="P3">c. For people who are homeless, how many arrests are there for each charge?</text:p>
      <text:p text:style-name="P3">d. What do homeless people get charged with in greater proportion than others?</text:p>
      <text:p text:style-name="P3">e. What is the average stay in jail?</text:p>
      <text:p text:style-name="P3">f. Where do arrests take place?</text:p>
      <text:p text:style-name="P3">g. How many arrests are there per year for “possesion of open container” homeless vs not.</text:p>
      <text:p text:style-name="P3">h. How old was each homeless person when first arres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6.1$Linux_X86_64 LibreOffice_project/30m0$Build-1</meta:generator>
    <dc:date>2017-09-14T14:48:11.393635911</dc:date>
    <meta:editing-duration>PT5M8S</meta:editing-duration>
    <meta:editing-cycles>3</meta:editing-cycles>
    <meta:document-statistic meta:table-count="0" meta:image-count="0" meta:object-count="0" meta:page-count="1" meta:paragraph-count="14" meta:word-count="223" meta:character-count="1238" meta:non-whitespace-character-count="1029"/>
  </office:meta>
</office:document-meta>
</file>